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roman" style:font-pitch="variable"/>
  </office:font-face-decls>
  <office:automatic-styles>
    <style:style style:name="P1" style:family="paragraph" style:parent-style-name="Standard">
      <style:paragraph-properties fo:padding="0.049cm" fo:border="0.06pt solid #d9d9e3"/>
      <style:text-properties style:font-name="Arial1" fo:background-color="transparent"/>
    </style:style>
    <style:style style:name="P2" style:family="paragraph" style:parent-style-name="Standard">
      <style:paragraph-properties style:writing-mode="lr-tb"/>
      <style:text-properties style:font-name="Arial1" fo:font-size="16pt" fo:font-weight="bold" style:font-size-asian="16pt" style:font-weight-asian="bold" style:font-size-complex="16pt" style:font-weight-complex="bold"/>
    </style:style>
    <style:style style:name="P3" style:family="paragraph" style:parent-style-name="Text_20_body">
      <style:paragraph-properties fo:padding="0.049cm" fo:border="0.06pt solid #d9d9e3"/>
    </style:style>
    <style:style style:name="P4" style:family="paragraph" style:parent-style-name="Text_20_body">
      <style:paragraph-properties fo:padding="0.049cm" fo:border="0.06pt solid #d9d9e3"/>
      <style:text-properties style:font-name="Arial1" fo:font-size="18pt" fo:font-weight="bold" fo:background-color="transparent" style:font-size-asian="18pt" style:font-weight-asian="bold" style:font-size-complex="18pt" style:font-weight-complex="bold"/>
    </style:style>
    <style:style style:name="P5" style:family="paragraph" style:parent-style-name="Text_20_body">
      <style:paragraph-properties fo:padding="0.049cm" fo:border="0.06pt solid #d9d9e3"/>
      <style:text-properties style:font-name="Arial1" fo:font-size="16pt" fo:font-weight="bold" fo:background-color="transparent" style:font-size-asian="16pt" style:font-weight-asian="bold" style:font-size-complex="16pt" style:font-weight-complex="bold"/>
    </style:style>
    <style:style style:name="P6" style:family="paragraph" style:parent-style-name="Text_20_body">
      <style:paragraph-properties fo:text-align="start" style:justify-single-word="false" fo:padding="0.049cm" fo:border="0.06pt solid #d9d9e3"/>
      <style:text-properties style:font-name="Arial1" fo:font-size="16pt" fo:font-weight="bold" fo:background-color="transparent" style:font-size-asian="16pt" style:font-weight-asian="bold" style:font-size-complex="16pt" style:font-weight-complex="bold"/>
    </style:style>
    <style:style style:name="P7" style:family="paragraph" style:parent-style-name="Text_20_body">
      <style:paragraph-properties fo:padding="0.049cm" fo:border="0.06pt solid #d9d9e3"/>
      <style:text-properties style:font-name="Arial1" fo:background-color="transparent"/>
    </style:style>
    <style:style style:name="T1" style:family="text">
      <style:text-properties loext:padding="0.049cm" loext:border="0.06pt solid #d9d9e3"/>
    </style:style>
    <style:style style:name="T2"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 style:family="text">
      <style:text-properties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text-emphasize="none"/>
    </style:style>
    <style:style style:name="T5" style:family="text">
      <style:text-properties style:text-outline="false" style:text-line-through-style="none" style:text-line-through-type="none" fo:font-size="10pt" fo:font-style="normal" fo:text-shadow="none" style:text-underline-style="none" style:font-size-asian="10pt" style:font-style-asian="normal" style:text-emphasize="none"/>
    </style:style>
    <style:style style:name="T6" style:family="text">
      <style:text-properties style:text-outline="false" style:text-line-through-style="none" style:text-line-through-type="none" fo:font-style="normal" fo:text-shadow="none" style:text-underline-style="none" style:font-style-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4"><text:span text:style-name="T6">Pets no Trabalho: Benefícios para Empresas e Funcionários</text:span></text:p>
      <text:p text:style-name="P1">Saiba como a presença de pets no ambiente de trabalho pode aumentar a produtividade e a felicidade.</text:p>
      <text:p text:style-name="P7"/>
      <text:p text:style-name="P7">O cenário tradicional de um escritório está passando por uma transformação notável à medida que mais empresas abrem suas portas para funcionários de quatro patas - sim, estamos falando de pets. A presença de animais de estimação no ambiente de trabalho tem se mostrado benéfica não apenas para os funcionários, mas também para as próprias empresas. Vamos explorar os muitos benefícios dessa tendência crescente.</text:p>
      <text:p text:style-name="P7"/>
      <text:p text:style-name="P5">Redução do Estresse e Melhoria do Bem-Estar</text:p>
      <text:p text:style-name="P7"/>
      <text:p text:style-name="P7">A presença de animais de estimação no escritório pode ajudar a reduzir o estresse e a ansiedade dos funcionários. A interação com os pets pode liberar ocitocina, um hormônio associado ao bem-estar e à redução do estresse. Ter um amigo peludo por perto pode fazer maravilhas para o ambiente do escritório.</text:p>
      <text:p text:style-name="P7"/>
      <text:p text:style-name="P5">Fomento à Criatividade e Produtividade</text:p>
      <text:p text:style-name="P7"/>
      <text:p text:style-name="P7">Pets podem servir como uma pausa relaxante durante o dia de trabalho. Um rápido passeio ou um momento de brincadeira com um cão ou gato pode recarregar a mente e inspirar a criatividade. Funcionários mais felizes e relaxados tendem a ser mais produtivos.</text:p>
      <text:p text:style-name="P7"/>
      <text:p text:style-name="P5">Promoção da Comunicação e Interação Social</text:p>
      <text:p text:style-name="P7"/>
      <text:p text:style-name="P7">A presença de pets no escritório pode quebrar barreiras e incentivar a interação entre funcionários. As pessoas têm algo em comum para conversar, e isso pode fortalecer os laços dentro da equipe. Os pets são ótimos "quebradores de gelo".</text:p>
      <text:p text:style-name="P7"/>
      <text:p text:style-name="P5">Melhoria do Ambiente de Trabalho</text:p>
      <text:p text:style-name="P7"/>
      <text:p text:style-name="P7">Com a presença de animais de estimação, o ambiente de trabalho pode se tornar mais descontraído e amigável. Isso pode ajudar a melhorar a satisfação dos funcionários e reduzir o clima de tensão que às vezes prevalece em escritórios convencionais.</text:p>
      <text:p text:style-name="P7"/>
      <text:p text:style-name="P4"><text:soft-page-break/>Redução de Faltas e Aumento da Retenção de Funcionários</text:p>
      <text:p text:style-name="P4"/>
      <text:p text:style-name="P7">Empresas que permitem a presença de pets frequentemente experimentam uma redução nas faltas e um aumento na retenção de funcionários. Saber que podem trazer seus animais de estimação para o trabalho torna os funcionários mais propensos a permanecer na empresa.</text:p>
      <text:p text:style-name="P7"/>
      <text:p text:style-name="P5">Responsabilidade Compartilhada</text:p>
      <text:p text:style-name="P7"/>
      <text:p text:style-name="P7">Ter um pet no escritório também ensina responsabilidade compartilhada. Os funcionários que trazem seus animais de estimação assumem a responsabilidade por seu bem-estar, promovendo a autodisciplina e o senso de cuidado.</text:p>
      <text:p text:style-name="P7"/>
      <text:p text:style-name="P6">Atração de Novos Talentos</text:p>
      <text:p text:style-name="P7"/>
      <text:p text:style-name="P7"><text:tab/>Oferecer um ambiente de trabalho pet-friendly pode ser um grande atrativo para novos talentos. Muitas pessoas consideram a política de animais de estimação ao procurar empregos, e empresas que a oferecem podem se destacar como empregadores de escolha.</text:p>
      <text:p text:style-name="P7"/>
      <text:p text:style-name="P7"><text:tab/>É importante ressaltar que a implementação de uma política de animais de estimação no trabalho deve ser feita com cuidado e consideração. Isso inclui a definição de regras e diretrizes para garantir que a presença dos pets seja benéfica e não cause distrações excessivas.</text:p>
      <text:p text:style-name="P7"/>
      <text:p text:style-name="P7"><text:tab/>No entanto, à medida que as empresas reconhecem os muitos benefícios de ter pets no escritório, essa prática está se tornando mais comum. Ela não apenas cria um ambiente de trabalho mais agradável, mas também fortalece a conexão entre funcionários e seus queridos companheiros peludos. Então, da próxima vez que você entrar em um escritório e encontrar um cão sorridente ou um gato brincalhão, lembre-se de que eles estão fazendo mais do que apenas alegrar o lugar - eles estão contribuindo para um ambiente de trabalho mais saudável e feli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3:00:55.388000000</meta:creation-date>
    <dc:date>2023-10-22T13:06:00.076000000</dc:date>
    <meta:editing-duration>PT5M5S</meta:editing-duration>
    <meta:editing-cycles>1</meta:editing-cycles>
    <meta:document-statistic meta:table-count="0" meta:image-count="0" meta:object-count="0" meta:page-count="2" meta:paragraph-count="19" meta:word-count="543" meta:character-count="3419" meta:non-whitespace-character-count="2892"/>
    <meta:generator>LibreOffice/7.5.4.2$Windows_X86_64 LibreOffice_project/36ccfdc35048b057fd9854c757a8b67ec53977b6</meta:generator>
  </office:meta>
</office:document-meta>
</file>